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204in"/>
    </style:style>
    <style:style style:name="ta1co2" style:family="table-column">
      <style:table-column-properties fo:break-before="auto" style:column-width="2.44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44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35.4307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34.9769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40.4184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41.1581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37.599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41.1927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37.861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38.1974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34.673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40.9036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40.2669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34.0481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4])" office:value-type="float"/>
          <table:table-cell table:formula="of:=SUM([.C3:.C14])" office:value-type="float"/>
          <table:table-cell table:formula="of:=SUM([.D3:.D14])" office:value-type="float"/>
          <table:table-cell table:formula="of:=SUM([.E3:.E14])" office:value-type="float"/>
          <table:table-cell table:formula="of:=SUM([.F3:.F14])" office:value-type="float"/>
          <table:table-cell table:formula="of:=SUM([.G3:.G14])" office:value-type="float"/>
          <table:table-cell table:formula="of:=SUM([.H3:.H14])" office:value-type="float"/>
          <table:table-cell table:formula="of:=SUM([.I3:.I1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4])" office:value-type="float"/>
          <table:table-cell table:formula="of:=AVERAGE([.C3:.C14])" office:value-type="float"/>
          <table:table-cell table:formula="of:=AVERAGE([.D3:.D14])" office:value-type="float"/>
          <table:table-cell table:formula="of:=AVERAGE([.E3:.E14])" office:value-type="float"/>
          <table:table-cell table:formula="of:=AVERAGE([.F3:.F14])" office:value-type="float"/>
          <table:table-cell table:formula="of:=AVERAGE([.G3:.G14])" office:value-type="float"/>
          <table:table-cell table:formula="of:=AVERAGE([.H3:.H14])" office:value-type="float"/>
          <table:table-cell table:formula="of:=AVERAGE([.I3:.I1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4])" office:value-type="float"/>
          <table:table-cell table:formula="of:=STDEV([.C3:.C14])" office:value-type="float"/>
          <table:table-cell table:formula="of:=STDEV([.D3:.D14])" office:value-type="float"/>
          <table:table-cell table:formula="of:=STDEV([.E3:.E14])" office:value-type="float"/>
          <table:table-cell table:formula="of:=STDEV([.F3:.F14])" office:value-type="float"/>
          <table:table-cell table:formula="of:=STDEV([.G3:.G14])" office:value-type="float"/>
          <table:table-cell table:formula="of:=STDEV([.H3:.H14])" office:value-type="float"/>
          <table:table-cell table:formula="of:=STDEV([.I3:.I1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4]-[.$D3:.$D14])^2)^0.5" office:value-type="float"/>
          <table:table-cell table:number-matrix-columns-spanned="1" table:number-matrix-rows-spanned="1" table:formula="of:=SUM(([.C3:.C14]-[.$E3:.$E1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4]=[.$D3:.$D14])" office:value-type="float"/>
          <table:table-cell table:number-matrix-columns-spanned="1" table:number-matrix-rows-spanned="1" table:formula="of:=SUM([.C3:.C14]=[.$E3:.$E1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4]&lt;[.$F3:.$F14])" office:value-type="float"/>
          <table:table-cell table:number-matrix-columns-spanned="1" table:number-matrix-rows-spanned="1" table:formula="of:=SUM([.C3:.C14]&lt;[.$G3:.$G1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4]&gt;[.$F3:.$F14])" office:value-type="float"/>
          <table:table-cell table:number-matrix-columns-spanned="1" table:number-matrix-rows-spanned="1" table:formula="of:=SUM([.C3:.C14]&gt;[.$G3:.$G1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4]=[.$H3:.$H14])" office:value-type="float"/>
          <table:table-cell table:number-matrix-columns-spanned="1" table:number-matrix-rows-spanned="1" table:formula="of:=SUM([.C3:.C14]=[.$I3:.$I1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4])" office:value-type="float"/>
          <table:table-cell table:formula="of:=SUM([Instances.C3:Instances.C14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